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officeooo:rsid="0018a38b" officeooo:paragraph-rsid="0018a38b"/>
    </style:style>
    <style:style style:name="P2" style:family="paragraph" style:parent-style-name="UBUcuerpoTrabajo">
      <style:text-properties officeooo:rsid="001abd09" officeooo:paragraph-rsid="001abd09"/>
    </style:style>
    <style:style style:name="P3" style:family="paragraph" style:parent-style-name="UBUcuerpoTrabajo">
      <style:text-properties officeooo:rsid="001b7b0c" officeooo:paragraph-rsid="001b7b0c"/>
    </style:style>
    <style:style style:name="P4" style:family="paragraph" style:parent-style-name="UBUcuerpoTrabajo">
      <style:text-properties officeooo:rsid="001e6c48" officeooo:paragraph-rsid="001e6c48"/>
    </style:style>
    <style:style style:name="P5" style:family="paragraph" style:parent-style-name="UBUcuerpoTrabajo">
      <style:text-properties officeooo:rsid="001ebbeb" officeooo:paragraph-rsid="001ebbeb"/>
    </style:style>
    <style:style style:name="P6" style:family="paragraph" style:parent-style-name="UBUcuerpoTrabajo">
      <style:text-properties officeooo:rsid="002061de" officeooo:paragraph-rsid="002061de"/>
    </style:style>
    <style:style style:name="P7" style:family="paragraph" style:parent-style-name="UBUcuerpoTrabajo">
      <style:text-properties officeooo:rsid="001bb82d" officeooo:paragraph-rsid="002bf5b9"/>
    </style:style>
    <style:style style:name="P8" style:family="paragraph" style:parent-style-name="Standard">
      <style:text-properties style:font-name="Liberation Serif" fo:font-size="12pt"/>
    </style:style>
    <style:style style:name="P9" style:family="paragraph" style:parent-style-name="UBUcuerpoTrabajo" style:list-style-name="L1">
      <style:text-properties officeooo:paragraph-rsid="0028d678"/>
    </style:style>
    <style:style style:name="P10" style:family="paragraph" style:parent-style-name="UBUcuerpoTrabajo" style:list-style-name="L1">
      <style:text-properties officeooo:rsid="00223467" officeooo:paragraph-rsid="00223467"/>
    </style:style>
    <style:style style:name="P11" style:family="paragraph" style:parent-style-name="UBUcuerpoTrabajo" style:list-style-name="L1">
      <style:text-properties officeooo:rsid="002252a3" officeooo:paragraph-rsid="002252a3"/>
    </style:style>
    <style:style style:name="P12" style:family="paragraph" style:parent-style-name="UBUcuerpoTrabajo" style:list-style-name="L1">
      <style:text-properties officeooo:rsid="0022f680" officeooo:paragraph-rsid="0022f680"/>
    </style:style>
    <style:style style:name="P13" style:family="paragraph">
      <style:paragraph-properties fo:margin-left="0cm" fo:margin-right="0cm" fo:margin-top="0cm" fo:margin-bottom="0cm" fo:line-height="100%" fo:text-align="center" fo:text-indent="0cm"/>
    </style:style>
    <style:style style:name="P14"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 style:family="text">
      <style:text-properties style:text-position="0% 100%"/>
    </style:style>
    <style:style style:name="T2" style:family="text">
      <style:text-properties officeooo:rsid="001d9407"/>
    </style:style>
    <style:style style:name="T3" style:family="text">
      <style:text-properties officeooo:rsid="002252a3"/>
    </style:style>
    <style:style style:name="T4" style:family="text">
      <style:text-properties officeooo:rsid="0023f1cc"/>
    </style:style>
    <style:style style:name="T5" style:family="text">
      <style:text-properties fo:font-style="italic" style:font-style-asian="italic"/>
    </style:style>
    <style:style style:name="T6" style:family="text">
      <style:text-properties officeooo:rsid="0028d678"/>
    </style:style>
    <style:style style:name="T7"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lusiones y líneas de trabajo futuras </text:h>
      <text:h text:style-name="Heading_20_2" text:outline-level="2">Conclusiones</text:h>
      <text:p text:style-name="P1">Podemos finalizar esta memoria concluyendo que, <text:span text:style-name="T4">en general, </text:span>se han alcanzado los objetivos planteados al inicio del proyecto <text:span text:style-name="T4">satisfactoriamente. Además se han ampliado conocimientos en varios campos y se han aplicado técnicas y herramientas aprendidas a lo largo del grado.</text:span></text:p>
      <text:p text:style-name="P1">Se ha logrado desarrollar una plataforma docente que cumple las especificaciones que se fijaron en su planteamiento inicial.</text:p>
      <text:p text:style-name="P1">Ha resultado beneficioso profundizar en conocimientos como la teoría de juegos, el desarrollo web, la gestión de proyectos, etc.</text:p>
      <text:p text:style-name="P1">Los conocimientos adquiridos a lo largo de la carrera se han visto reflejados a lo largo del proyecto, abarcando varias disciplinas diferentes.</text:p>
      <text:p text:style-name="P2">El trabajo con artículos científicos y algunos libros ha ayudado a familiarizarse con este tipo de información. También se han mejorado los conocimientos acerca de cómo citar y referenciar correctamente estos contenidos.</text:p>
      <text:p text:style-name="P3">Finalmente, se ha abierto una puerta a mejorar esta plataforma en proyectos futuros con esta primera versión. A continuación veremos los posibles caminos a tomar para aumentar la funcionalidad de este proyecto.</text:p>
      <text:h text:style-name="Heading_20_2" text:outline-level="2">Líneas de trabajo futuras</text:h>
      <text:p text:style-name="P7">La evolución lógica de este proyecto, teniendo en cuenta la evolución del torneo de Axelrod <text:reference-mark-start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1692c38a-8e78-3043-80c5-624152d91105&quot;], &quot;itemData&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author&quot;: [{&quot;parse-names&quot;: false, &quot;family&quot;: &quot;Axelrod&quot;, &quot;dropping-particle&quot;: &quot;&quot;, &quot;given&quot;: &quot;Robert M.&quot;, &quot;suffix&quot;: &quot;&quot;, &quot;non-dropping-particle&quot;: &quot;&quot;}], &quot;number-of-pages&quot;: &quot;232&quot;, &quot;type&quot;: &quot;book&quot;, &quot;title&quot;: &quot;The complexity of cooperation : agent-based models of competition and collaboration&quot;, &quot;ISBN&quot;: &quot;9781400822300&quot;, &quot;publisher&quot;: &quot;Princeton University Press&quot;, &quot;issued&quot;: {&quot;date-parts&quot;: [[&quot;1997&quot;]]}, &quot;id&quot;: &quot;ITEM-1&quot;}, &quot;id&quot;: &quot;ITEM-1&quot;}]} RNDPBwwifkDMi"/><text:span text:style-name="T1">[1]</text:span><text:reference-mark-end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1692c38a-8e78-3043-80c5-624152d91105&quot;], &quot;itemData&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author&quot;: [{&quot;parse-names&quot;: false, &quot;family&quot;: &quot;Axelrod&quot;, &quot;dropping-particle&quot;: &quot;&quot;, &quot;given&quot;: &quot;Robert M.&quot;, &quot;suffix&quot;: &quot;&quot;, &quot;non-dropping-particle&quot;: &quot;&quot;}], &quot;number-of-pages&quot;: &quot;232&quot;, &quot;type&quot;: &quot;book&quot;, &quot;title&quot;: &quot;The complexity of cooperation : agent-based models of competition and collaboration&quot;, &quot;ISBN&quot;: &quot;9781400822300&quot;, &quot;publisher&quot;: &quot;Princeton University Press&quot;, &quot;issued&quot;: {&quot;date-parts&quot;: [[&quot;1997&quot;]]}, &quot;id&quot;: &quot;ITEM-1&quot;}, &quot;id&quot;: &quot;ITEM-1&quot;}]} RNDPBwwifkDMi"/>⁠, sería <text:span text:style-name="T2">continuar con una versión evolutiva del mismo. El objetivo sería crear poblaciones de estrategias que interaccionarían unas con otras, y estudiar cómo evolucionan en el tiempo y bajo qué condiciones algunas de esas estrategias son evolutivamente estables. Esta mejora aumentaría la complejidad del proyecto, proporcionando una perspectiva diferente a los torneos, permitiendo también evaluar su funcionamiento comparándolo con el del torneo de Axelrod.</text:span></text:p>
      <text:p text:style-name="P4">Otra línea de trabajo muy interesante sería la integración de la herramienta dentro de la plataforma de Moodle. Dado que se trata de una aplicación docente, sería mucho más accesible para los alumnos dentro de este sistema. Además, daría más opciones a los profesores aprovechando las funcionalidades que ya tiene Moodle. <text:span text:style-name="T3">También simplificaría y mejoraría el sistema de usuarios.</text:span></text:p>
      <text:p text:style-name="P5">Con el objetivo de un acercamiento inicial de los torneos a los alumnos, sería interesante plantear un tipo de torneo en la plataforma que enfrente a dos alumnos directamente, sin desarrollar una estrategia previa, tomando ellos las decisiones en cada turno. Así, podría realizarse, por ejemplo, el dilema del prisionero iterado y estudiar las elecciones de los participantes. Esta opción permitiría realizar experimentos un tanto diferentes y facilitaría la comprensión de las mecánicas antes de presentar a los alumnos el torneo convencional.</text:p>
      <text:p text:style-name="P6">Además de las funcionalidades más grandes comentadas anteriormente, se podría mejorar la herramienta con pequeños cambios en la funcionalidad que supongan una mejora en su utilización:</text:p>
      <text:list xml:id="list5465009870326188800" text:style-name="L1">
        <text:list-item>
          <text:p text:style-name="P10">Mejorar el diseño de la web. </text:p>
        </text:list-item>
        <text:list-item>
          <text:p text:style-name="P10">Añadir clave a los torneos creados.</text:p>
        </text:list-item>
        <text:list-item>
          <text:p text:style-name="P10">Proporcionar un método de búsqueda con filtros para los torneos ya finalizados.</text:p>
        </text:list-item>
        <text:list-item>
          <text:p text:style-name="P11">Sistema de recuperación de contraseñas.</text:p>
        </text:list-item>
        <text:list-item>
          <text:p text:style-name="P12">Algunos avisos de error podrían mostrarse en la misma página, sin enviarnos a otra perdiendo la interfaz.</text:p>
        </text:list-item>
        <text:list-item>
          <text:p text:style-name="P9"><text:span text:style-name="T6">Internacionalizar la web con otros idiomas, especialmente el inglé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0"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7_Conclusiones.odt</text:file-name> v.<text:editing-cycles>26</text:editing-cycles> <text:title/><text:modification-date style:data-style-name="N104">11/ene/17</text:modification-date><text:tab/><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0:31</meta:creation-date>
    <meta:generator>LibreOffice/5.1.6.2$MacOSX_X86_64 LibreOffice_project/07ac168c60a517dba0f0d7bc7540f5afa45f0909</meta:generator>
    <dc:date>2017-01-11T13:09:40.986480000</dc:date>
    <meta:editing-duration>PT1H18M8S</meta:editing-duration>
    <meta:editing-cycles>26</meta:editing-cycles>
    <dc:creator>Jose Antonio Barbero Aparicio</dc:creator>
    <meta:document-statistic meta:table-count="0" meta:image-count="0" meta:object-count="0" meta:page-count="1" meta:paragraph-count="20" meta:word-count="486" meta:character-count="3238" meta:non-whitespace-character-count="2775"/>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